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1b12" officeooo:paragraph-rsid="001bbc12"/>
    </style:style>
    <style:style style:name="P2" style:family="paragraph" style:parent-style-name="Standard">
      <style:text-properties officeooo:rsid="001bbc12" officeooo:paragraph-rsid="001bbc12"/>
    </style:style>
    <style:style style:name="T1" style:family="text">
      <style:text-properties officeooo:rsid="001ab5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de séance de projet 8 <text:span text:style-name="T1">15/03/2017</text:span>:</text:p>
      <text:p text:style-name="P1"/>
      <text:p text:style-name="P2">Pendant cette séance, on a réussi à connecter le dernier amplificateur au load sensor et à l'Arduino; on a testé les quatre load sensors ensemble et ils marchent bien avec le logiciel.</text:p>
      <text:p text:style-name="P2">On a aussi corrigé quelques bugs dans les méthodes d'enregistrement et de chargement de l'objet Chaise, mais comme la sérialization d'un objet Java avec l'application PC ne permet pas de charger l'objet dans l'application Android, on a decidé de changer le protocole d'enregistrement : les objets Chaise vont être sauvegardés dans des fichiers .txt, ce qui permet de les charger partout.</text:p>
      <text:p text:style-name="P2">Finalement, on a mis à jour le code de l'Arduino pour prendre en compte le dernier capteur et pour négliger les valeurs négatives (bruit) envoyés par les cap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1S</meta:editing-duration>
    <meta:editing-cycles>5</meta:editing-cycles>
    <meta:generator>LibreOffice/5.2.5.1$Windows_x86 LibreOffice_project/0312e1a284a7d50ca85a365c316c7abbf20a4d22</meta:generator>
    <dc:date>2017-03-15T13:40:24.796000000</dc:date>
    <meta:document-statistic meta:table-count="0" meta:image-count="0" meta:object-count="0" meta:page-count="1" meta:paragraph-count="4" meta:word-count="129" meta:character-count="780" meta:non-whitespace-character-count="655"/>
    <meta:user-defined meta:name="Info 1"/>
    <meta:user-defined meta:name="Info 2"/>
    <meta:user-defined meta:name="Info 3"/>
    <meta:user-defined meta:name="Info 4"/>
  </office:meta>
</office:document-meta>
</file>